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8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75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90.91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04.6pt"/>
    </style:style>
    <style:style style:name="co9" style:family="table-column">
      <style:table-column-properties fo:break-before="auto" style:column-width="126.06pt"/>
    </style:style>
    <style:style style:name="co10" style:family="table-column">
      <style:table-column-properties fo:break-before="auto" style:column-width="91.7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 table:print-ranges="Sheet1.A17:Sheet1.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: IM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</text:p>
            <text:p>Time, AVX-14</text:p>
          </table:table-cell>
          <table:table-cell office:value-type="string" calcext:value-type="string">
            <text:p>SCD </text:p>
            <text:p>Log Loss</text:p>
          </table:table-cell>
          <table:table-cell office:value-type="string" calcext:value-type="string">
            <text:p>pSCD</text:p>
            <text:p>P = inf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 = inf</text:span></text:p>
            <text:p>Log Loss</text:p>
          </table:table-cell>
          <table:table-cell office:value-type="string" calcext:value-type="string">
            <text:p>pSCD</text:p>
            <text:p>P=100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=100</text:span></text:p>
            <text:p>Log Loss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Time, AVX-14</text:span>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Log Loss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formula="of:=[.B2]*0.31578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]*0.180703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]*0.181255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formula="of:=[.B2]*0.186516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mbda=0.00001</text:p>
          </table:table-cell>
          <table:table-cell office:value-type="float" office:value="10" calcext:value-type="float">
            <text:p>10</text:p>
          </table:table-cell>
          <table:table-cell table:formula="of:=[.B3]*0.31578" office:value-type="float" office:value="3.1578" calcext:value-type="float">
            <text:p>3.1578</text:p>
          </table:table-cell>
          <table:table-cell office:value-type="float" office:value="0.162914" calcext:value-type="float">
            <text:p>0.162914</text:p>
          </table:table-cell>
          <table:table-cell table:formula="of:=[.B3]*0.180703" office:value-type="float" office:value="1.80703" calcext:value-type="float">
            <text:p>1.80703</text:p>
          </table:table-cell>
          <table:table-cell office:value-type="float" office:value="0.162989" calcext:value-type="float">
            <text:p>0.162989</text:p>
          </table:table-cell>
          <table:table-cell table:formula="of:=[.B3]*0.181255" office:value-type="float" office:value="1.81255" calcext:value-type="float">
            <text:p>1.81255</text:p>
          </table:table-cell>
          <table:table-cell office:value-type="float" office:value="0.162989" calcext:value-type="float">
            <text:p>0.162989</text:p>
          </table:table-cell>
          <table:table-cell table:formula="of:=[.B3]*0.186516" office:value-type="float" office:value="1.86516" calcext:value-type="float">
            <text:p>1.86516</text:p>
          </table:table-cell>
          <table:table-cell office:value-type="float" office:value="0.162989" calcext:value-type="float">
            <text:p>0.16298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ibatchSize=16384</text:p>
          </table:table-cell>
          <table:table-cell office:value-type="float" office:value="20" calcext:value-type="float">
            <text:p>20</text:p>
          </table:table-cell>
          <table:table-cell table:formula="of:=[.B4]*0.31578" office:value-type="float" office:value="6.3156" calcext:value-type="float">
            <text:p>6.3156</text:p>
          </table:table-cell>
          <table:table-cell office:value-type="float" office:value="0.120734" calcext:value-type="float">
            <text:p>0.120734</text:p>
          </table:table-cell>
          <table:table-cell table:formula="of:=[.B4]*0.180703" office:value-type="float" office:value="3.61406" calcext:value-type="float">
            <text:p>3.61406</text:p>
          </table:table-cell>
          <table:table-cell office:value-type="float" office:value="0.121429" calcext:value-type="float">
            <text:p>0.121429</text:p>
          </table:table-cell>
          <table:table-cell table:formula="of:=[.B4]*0.181255" office:value-type="float" office:value="3.6251" calcext:value-type="float">
            <text:p>3.6251</text:p>
          </table:table-cell>
          <table:table-cell office:value-type="float" office:value="0.121429" calcext:value-type="float">
            <text:p>0.121429</text:p>
          </table:table-cell>
          <table:table-cell table:formula="of:=[.B4]*0.186516" office:value-type="float" office:value="3.73032" calcext:value-type="float">
            <text:p>3.73032</text:p>
          </table:table-cell>
          <table:table-cell office:value-type="float" office:value="0.121313" calcext:value-type="float">
            <text:p>0.1213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raining Size=266240</text:p>
          </table:table-cell>
          <table:table-cell office:value-type="float" office:value="30" calcext:value-type="float">
            <text:p>30</text:p>
          </table:table-cell>
          <table:table-cell table:formula="of:=[.B5]*0.31578" office:value-type="float" office:value="9.4734" calcext:value-type="float">
            <text:p>9.4734</text:p>
          </table:table-cell>
          <table:table-cell office:value-type="float" office:value="0.11435" calcext:value-type="float">
            <text:p>0.11435</text:p>
          </table:table-cell>
          <table:table-cell table:formula="of:=[.B5]*0.180703" office:value-type="float" office:value="5.42109" calcext:value-type="float">
            <text:p>5.42109</text:p>
          </table:table-cell>
          <table:table-cell office:value-type="float" office:value="0.115339" calcext:value-type="float">
            <text:p>0.115339</text:p>
          </table:table-cell>
          <table:table-cell table:formula="of:=[.B5]*0.181255" office:value-type="float" office:value="5.43765" calcext:value-type="float">
            <text:p>5.43765</text:p>
          </table:table-cell>
          <table:table-cell office:value-type="float" office:value="0.115339" calcext:value-type="float">
            <text:p>0.115339</text:p>
          </table:table-cell>
          <table:table-cell table:formula="of:=[.B5]*0.186516" office:value-type="float" office:value="5.59548" calcext:value-type="float">
            <text:p>5.59548</text:p>
          </table:table-cell>
          <table:table-cell office:value-type="float" office:value="0.114835" calcext:value-type="float">
            <text:p>0.11483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 Size=66560</text:p>
          </table:table-cell>
          <table:table-cell office:value-type="float" office:value="40" calcext:value-type="float">
            <text:p>40</text:p>
          </table:table-cell>
          <table:table-cell table:formula="of:=[.B6]*0.31578" office:value-type="float" office:value="12.6312" calcext:value-type="float">
            <text:p>12.6312</text:p>
          </table:table-cell>
          <table:table-cell office:value-type="float" office:value="0.111092" calcext:value-type="float">
            <text:p>0.111092</text:p>
          </table:table-cell>
          <table:table-cell table:formula="of:=[.B6]*0.180703" office:value-type="float" office:value="7.22812" calcext:value-type="float">
            <text:p>7.22812</text:p>
          </table:table-cell>
          <table:table-cell office:value-type="float" office:value="0.112363" calcext:value-type="float">
            <text:p>0.112363</text:p>
          </table:table-cell>
          <table:table-cell table:formula="of:=[.B6]*0.181255" office:value-type="float" office:value="7.2502" calcext:value-type="float">
            <text:p>7.2502</text:p>
          </table:table-cell>
          <table:table-cell office:value-type="float" office:value="0.112363" calcext:value-type="float">
            <text:p>0.112363</text:p>
          </table:table-cell>
          <table:table-cell table:formula="of:=[.B6]*0.186516" office:value-type="float" office:value="7.46064" calcext:value-type="float">
            <text:p>7.46064</text:p>
          </table:table-cell>
          <table:table-cell office:value-type="float" office:value="0.111537" calcext:value-type="float">
            <text:p>0.111537</text:p>
          </table:table-cell>
          <table:table-cell table:number-columns-repeated="8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7]*0.31578" office:value-type="float" office:value="15.789" calcext:value-type="float">
            <text:p>15.789</text:p>
          </table:table-cell>
          <table:table-cell office:value-type="float" office:value="0.109009" calcext:value-type="float">
            <text:p>0.109009</text:p>
          </table:table-cell>
          <table:table-cell table:formula="of:=[.B7]*0.180703" office:value-type="float" office:value="9.03515" calcext:value-type="float">
            <text:p>9.03515</text:p>
          </table:table-cell>
          <table:table-cell office:value-type="float" office:value="0.110531" calcext:value-type="float">
            <text:p>0.110531</text:p>
          </table:table-cell>
          <table:table-cell table:formula="of:=[.B7]*0.181255" office:value-type="float" office:value="9.06275" calcext:value-type="float">
            <text:p>9.06275</text:p>
          </table:table-cell>
          <table:table-cell office:value-type="float" office:value="0.110531" calcext:value-type="float">
            <text:p>0.110531</text:p>
          </table:table-cell>
          <table:table-cell table:formula="of:=[.B7]*0.186516" office:value-type="float" office:value="9.3258" calcext:value-type="float">
            <text:p>9.3258</text:p>
          </table:table-cell>
          <table:table-cell office:value-type="float" office:value="0.109413" calcext:value-type="float">
            <text:p>0.109413</text:p>
          </table:table-cell>
          <table:table-cell table:number-columns-repeated="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[.B8]*0.31578" office:value-type="float" office:value="18.9468" calcext:value-type="float">
            <text:p>18.9468</text:p>
          </table:table-cell>
          <table:table-cell office:value-type="float" office:value="0.10753" calcext:value-type="float">
            <text:p>0.10753</text:p>
          </table:table-cell>
          <table:table-cell table:formula="of:=[.B8]*0.180703" office:value-type="float" office:value="10.84218" calcext:value-type="float">
            <text:p>10.84218</text:p>
          </table:table-cell>
          <table:table-cell office:value-type="float" office:value="0.109289" calcext:value-type="float">
            <text:p>0.109289</text:p>
          </table:table-cell>
          <table:table-cell table:formula="of:=[.B8]*0.181255" office:value-type="float" office:value="10.8753" calcext:value-type="float">
            <text:p>10.8753</text:p>
          </table:table-cell>
          <table:table-cell office:value-type="float" office:value="0.109289" calcext:value-type="float">
            <text:p>0.109289</text:p>
          </table:table-cell>
          <table:table-cell table:formula="of:=[.B8]*0.186516" office:value-type="float" office:value="11.19096" calcext:value-type="float">
            <text:p>11.19096</text:p>
          </table:table-cell>
          <table:table-cell office:value-type="float" office:value="0.107905" calcext:value-type="float">
            <text:p>0.107905</text:p>
          </table:table-cell>
          <table:table-cell table:number-columns-repeated="8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[.B9]*0.31578" office:value-type="float" office:value="22.1046" calcext:value-type="float">
            <text:p>22.1046</text:p>
          </table:table-cell>
          <table:table-cell office:value-type="float" office:value="0.10642" calcext:value-type="float">
            <text:p>0.10642</text:p>
          </table:table-cell>
          <table:table-cell table:formula="of:=[.B9]*0.180703" office:value-type="float" office:value="12.64921" calcext:value-type="float">
            <text:p>12.64921</text:p>
          </table:table-cell>
          <table:table-cell office:value-type="float" office:value="0.108398" calcext:value-type="float">
            <text:p>0.108398</text:p>
          </table:table-cell>
          <table:table-cell table:formula="of:=[.B9]*0.181255" office:value-type="float" office:value="12.68785" calcext:value-type="float">
            <text:p>12.68785</text:p>
          </table:table-cell>
          <table:table-cell office:value-type="float" office:value="0.108398" calcext:value-type="float">
            <text:p>0.108398</text:p>
          </table:table-cell>
          <table:table-cell table:formula="of:=[.B9]*0.186516" office:value-type="float" office:value="13.05612" calcext:value-type="float">
            <text:p>13.05612</text:p>
          </table:table-cell>
          <table:table-cell office:value-type="float" office:value="0.106767" calcext:value-type="float">
            <text:p>0.106767</text:p>
          </table:table-cell>
          <table:table-cell table:number-columns-repeated="8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[.B10]*0.31578" office:value-type="float" office:value="25.2624" calcext:value-type="float">
            <text:p>25.2624</text:p>
          </table:table-cell>
          <table:table-cell office:value-type="float" office:value="0.105551" calcext:value-type="float">
            <text:p>0.105551</text:p>
          </table:table-cell>
          <table:table-cell table:formula="of:=[.B10]*0.180703" office:value-type="float" office:value="14.45624" calcext:value-type="float">
            <text:p>14.45624</text:p>
          </table:table-cell>
          <table:table-cell office:value-type="float" office:value="0.107735" calcext:value-type="float">
            <text:p>0.107735</text:p>
          </table:table-cell>
          <table:table-cell table:formula="of:=[.B10]*0.181255" office:value-type="float" office:value="14.5004" calcext:value-type="float">
            <text:p>14.5004</text:p>
          </table:table-cell>
          <table:table-cell office:value-type="float" office:value="0.107735" calcext:value-type="float">
            <text:p>0.107735</text:p>
          </table:table-cell>
          <table:table-cell table:formula="of:=[.B10]*0.186516" office:value-type="float" office:value="14.92128" calcext:value-type="float">
            <text:p>14.92128</text:p>
          </table:table-cell>
          <table:table-cell office:value-type="float" office:value="0.105881" calcext:value-type="float">
            <text:p>0.105881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[.B11]*0.31578" office:value-type="float" office:value="28.4202" calcext:value-type="float">
            <text:p>28.4202</text:p>
          </table:table-cell>
          <table:table-cell office:value-type="float" office:value="0.104852" calcext:value-type="float">
            <text:p>0.104852</text:p>
          </table:table-cell>
          <table:table-cell table:formula="of:=[.B11]*0.180703" office:value-type="float" office:value="16.26327" calcext:value-type="float">
            <text:p>16.26327</text:p>
          </table:table-cell>
          <table:table-cell office:value-type="float" office:value="0.107234" calcext:value-type="float">
            <text:p>0.107234</text:p>
          </table:table-cell>
          <table:table-cell table:formula="of:=[.B11]*0.181255" office:value-type="float" office:value="16.31295" calcext:value-type="float">
            <text:p>16.31295</text:p>
          </table:table-cell>
          <table:table-cell office:value-type="float" office:value="0.107234" calcext:value-type="float">
            <text:p>0.107234</text:p>
          </table:table-cell>
          <table:table-cell table:formula="of:=[.B11]*0.186516" office:value-type="float" office:value="16.78644" calcext:value-type="float">
            <text:p>16.78644</text:p>
          </table:table-cell>
          <table:table-cell office:value-type="float" office:value="0.105166" calcext:value-type="float">
            <text:p>0.1051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12]*0.31578" office:value-type="float" office:value="31.578" calcext:value-type="float">
            <text:p>31.578</text:p>
          </table:table-cell>
          <table:table-cell office:value-type="float" office:value="0.104279" calcext:value-type="float">
            <text:p>0.104279</text:p>
          </table:table-cell>
          <table:table-cell table:formula="of:=[.B12]*0.180703" office:value-type="float" office:value="18.0703" calcext:value-type="float">
            <text:p>18.0703</text:p>
          </table:table-cell>
          <table:table-cell office:value-type="float" office:value="0.106849" calcext:value-type="float">
            <text:p>0.106849</text:p>
          </table:table-cell>
          <table:table-cell table:formula="of:=[.B12]*0.181255" office:value-type="float" office:value="18.1255" calcext:value-type="float">
            <text:p>18.1255</text:p>
          </table:table-cell>
          <table:table-cell office:value-type="float" office:value="0.106849" calcext:value-type="float">
            <text:p>0.106849</text:p>
          </table:table-cell>
          <table:table-cell table:formula="of:=[.B12]*0.186516" office:value-type="float" office:value="18.6516" calcext:value-type="float">
            <text:p>18.6516</text:p>
          </table:table-cell>
          <table:table-cell office:value-type="float" office:value="0.10458" calcext:value-type="float">
            <text:p>0.1045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formula="of:=[.B13]*0.31578" office:value-type="float" office:value="34.7358" calcext:value-type="float">
            <text:p>34.7358</text:p>
          </table:table-cell>
          <table:table-cell office:value-type="float" office:value="0.103801" calcext:value-type="float">
            <text:p>0.103801</text:p>
          </table:table-cell>
          <table:table-cell table:formula="of:=[.B13]*0.180703" office:value-type="float" office:value="19.87733" calcext:value-type="float">
            <text:p>19.87733</text:p>
          </table:table-cell>
          <table:table-cell office:value-type="float" office:value="0.106552" calcext:value-type="float">
            <text:p>0.106552</text:p>
          </table:table-cell>
          <table:table-cell table:formula="of:=[.B13]*0.181255" office:value-type="float" office:value="19.93805" calcext:value-type="float">
            <text:p>19.93805</text:p>
          </table:table-cell>
          <table:table-cell office:value-type="float" office:value="0.105957" calcext:value-type="float">
            <text:p>0.105957</text:p>
          </table:table-cell>
          <table:table-cell table:formula="of:=[.B13]*0.186516" office:value-type="float" office:value="20.51676" calcext:value-type="float">
            <text:p>20.51676</text:p>
          </table:table-cell>
          <table:table-cell office:value-type="float" office:value="0.104092" calcext:value-type="float">
            <text:p>0.10409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formula="of:=[.B14]*0.31578" office:value-type="float" office:value="37.8936" calcext:value-type="float">
            <text:p>37.8936</text:p>
          </table:table-cell>
          <table:table-cell office:value-type="float" office:value="0.103397" calcext:value-type="float">
            <text:p>0.103397</text:p>
          </table:table-cell>
          <table:table-cell table:formula="of:=[.B14]*0.180703" office:value-type="float" office:value="21.68436" calcext:value-type="float">
            <text:p>21.68436</text:p>
          </table:table-cell>
          <table:table-cell office:value-type="float" office:value="0.10632" calcext:value-type="float">
            <text:p>0.10632</text:p>
          </table:table-cell>
          <table:table-cell table:formula="of:=[.B14]*0.181255" office:value-type="float" office:value="21.7506" calcext:value-type="float">
            <text:p>21.7506</text:p>
          </table:table-cell>
          <table:table-cell office:value-type="float" office:value="0.104664" calcext:value-type="float">
            <text:p>0.104664</text:p>
          </table:table-cell>
          <table:table-cell table:formula="of:=[.B14]*0.186516" office:value-type="float" office:value="22.38192" calcext:value-type="float">
            <text:p>22.38192</text:p>
          </table:table-cell>
          <table:table-cell office:value-type="float" office:value="0.103679" calcext:value-type="float">
            <text:p>0.10367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table:formula="of:=[.B15]*0.31578" office:value-type="float" office:value="41.0514" calcext:value-type="float">
            <text:p>41.0514</text:p>
          </table:table-cell>
          <table:table-cell office:value-type="float" office:value="0.103052" calcext:value-type="float">
            <text:p>0.103052</text:p>
          </table:table-cell>
          <table:table-cell table:formula="of:=[.B15]*0.180703" office:value-type="float" office:value="23.49139" calcext:value-type="float">
            <text:p>23.49139</text:p>
          </table:table-cell>
          <table:table-cell office:value-type="float" office:value="0.106142" calcext:value-type="float">
            <text:p>0.106142</text:p>
          </table:table-cell>
          <table:table-cell table:formula="of:=[.B15]*0.181255" office:value-type="float" office:value="23.56315" calcext:value-type="float">
            <text:p>23.56315</text:p>
          </table:table-cell>
          <table:table-cell office:value-type="float" office:value="0.104276" calcext:value-type="float">
            <text:p>0.104276</text:p>
          </table:table-cell>
          <table:table-cell table:formula="of:=[.B15]*0.186516" office:value-type="float" office:value="24.24708" calcext:value-type="float">
            <text:p>24.24708</text:p>
          </table:table-cell>
          <table:table-cell office:value-type="float" office:value="0.10333" calcext:value-type="float">
            <text:p>0.1033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[.B16]*0.31578" office:value-type="float" office:value="44.2092" calcext:value-type="float">
            <text:p>44.2092</text:p>
          </table:table-cell>
          <table:table-cell office:value-type="float" office:value="0.102751" calcext:value-type="float">
            <text:p>0.102751</text:p>
          </table:table-cell>
          <table:table-cell table:formula="of:=[.B16]*0.180703" office:value-type="float" office:value="25.29842" calcext:value-type="float">
            <text:p>25.29842</text:p>
          </table:table-cell>
          <table:table-cell office:value-type="float" office:value="0.106006" calcext:value-type="float">
            <text:p>0.106006</text:p>
          </table:table-cell>
          <table:table-cell table:formula="of:=[.B16]*0.181255" office:value-type="float" office:value="25.3757" calcext:value-type="float">
            <text:p>25.3757</text:p>
          </table:table-cell>
          <table:table-cell office:value-type="float" office:value="0.104059" calcext:value-type="float">
            <text:p>0.104059</text:p>
          </table:table-cell>
          <table:table-cell table:formula="of:=[.B16]*0.186516" office:value-type="float" office:value="26.11224" calcext:value-type="float">
            <text:p>26.11224</text:p>
          </table:table-cell>
          <table:table-cell office:value-type="float" office:value="0.103032" calcext:value-type="float">
            <text:p>0.10303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[.B17]*0.31578" office:value-type="float" office:value="47.367" calcext:value-type="float">
            <text:p>47.367</text:p>
          </table:table-cell>
          <table:table-cell office:value-type="float" office:value="0.102487" calcext:value-type="float">
            <text:p>0.102487</text:p>
          </table:table-cell>
          <table:table-cell table:formula="of:=[.B17]*0.180703" office:value-type="float" office:value="27.10545" calcext:value-type="float">
            <text:p>27.10545</text:p>
          </table:table-cell>
          <table:table-cell office:value-type="float" office:value="0.105904" calcext:value-type="float">
            <text:p>0.105904</text:p>
          </table:table-cell>
          <table:table-cell table:formula="of:=[.B17]*0.181255" office:value-type="float" office:value="27.18825" calcext:value-type="float">
            <text:p>27.18825</text:p>
          </table:table-cell>
          <table:table-cell office:value-type="float" office:value="0.103924" calcext:value-type="float">
            <text:p>0.103924</text:p>
          </table:table-cell>
          <table:table-cell table:formula="of:=[.B17]*0.186516" office:value-type="float" office:value="27.9774" calcext:value-type="float">
            <text:p>27.9774</text:p>
          </table:table-cell>
          <table:table-cell office:value-type="float" office:value="0.102774" calcext:value-type="float">
            <text:p>0.10277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formula="of:=[.B18]*0.31578" office:value-type="float" office:value="50.5248" calcext:value-type="float">
            <text:p>50.5248</text:p>
          </table:table-cell>
          <table:table-cell office:value-type="float" office:value="0.102255" calcext:value-type="float">
            <text:p>0.102255</text:p>
          </table:table-cell>
          <table:table-cell table:formula="of:=[.B18]*0.180703" office:value-type="float" office:value="28.91248" calcext:value-type="float">
            <text:p>28.91248</text:p>
          </table:table-cell>
          <table:table-cell office:value-type="float" office:value="0.105833" calcext:value-type="float">
            <text:p>0.105833</text:p>
          </table:table-cell>
          <table:table-cell table:formula="of:=[.B18]*0.181255" office:value-type="float" office:value="29.0008" calcext:value-type="float">
            <text:p>29.0008</text:p>
          </table:table-cell>
          <table:table-cell office:value-type="float" office:value="0.10384" calcext:value-type="float">
            <text:p>0.10384</text:p>
          </table:table-cell>
          <table:table-cell table:formula="of:=[.B18]*0.186516" office:value-type="float" office:value="29.84256" calcext:value-type="float">
            <text:p>29.84256</text:p>
          </table:table-cell>
          <table:table-cell office:value-type="float" office:value="0.10255" calcext:value-type="float">
            <text:p>0.1025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table:formula="of:=[.B19]*0.31578" office:value-type="float" office:value="53.6826" calcext:value-type="float">
            <text:p>53.6826</text:p>
          </table:table-cell>
          <table:table-cell office:value-type="float" office:value="0.102047" calcext:value-type="float">
            <text:p>0.102047</text:p>
          </table:table-cell>
          <table:table-cell table:formula="of:=[.B19]*0.180703" office:value-type="float" office:value="30.71951" calcext:value-type="float">
            <text:p>30.71951</text:p>
          </table:table-cell>
          <table:table-cell office:value-type="float" office:value="0.105786" calcext:value-type="float">
            <text:p>0.105786</text:p>
          </table:table-cell>
          <table:table-cell table:formula="of:=[.B19]*0.181255" office:value-type="float" office:value="30.81335" calcext:value-type="float">
            <text:p>30.81335</text:p>
          </table:table-cell>
          <table:table-cell office:value-type="float" office:value="0.103793" calcext:value-type="float">
            <text:p>0.103793</text:p>
          </table:table-cell>
          <table:table-cell table:formula="of:=[.B19]*0.186516" office:value-type="float" office:value="31.70772" calcext:value-type="float">
            <text:p>31.70772</text:p>
          </table:table-cell>
          <table:table-cell office:value-type="float" office:value="0.102357" calcext:value-type="float">
            <text:p>0.10235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formula="of:=[.B20]*0.31578" office:value-type="float" office:value="56.8404" calcext:value-type="float">
            <text:p>56.8404</text:p>
          </table:table-cell>
          <table:table-cell office:value-type="float" office:value="0.101861" calcext:value-type="float">
            <text:p>0.101861</text:p>
          </table:table-cell>
          <table:table-cell table:formula="of:=[.B20]*0.180703" office:value-type="float" office:value="32.52654" calcext:value-type="float">
            <text:p>32.52654</text:p>
          </table:table-cell>
          <table:table-cell office:value-type="float" office:value="0.105758" calcext:value-type="float">
            <text:p>0.105758</text:p>
          </table:table-cell>
          <table:table-cell table:formula="of:=[.B20]*0.181255" office:value-type="float" office:value="32.6259" calcext:value-type="float">
            <text:p>32.6259</text:p>
          </table:table-cell>
          <table:table-cell office:value-type="float" office:value="0.103776" calcext:value-type="float">
            <text:p>0.103776</text:p>
          </table:table-cell>
          <table:table-cell table:formula="of:=[.B20]*0.186516" office:value-type="float" office:value="33.57288" calcext:value-type="float">
            <text:p>33.57288</text:p>
          </table:table-cell>
          <table:table-cell office:value-type="float" office:value="0.102188" calcext:value-type="float">
            <text:p>0.1021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formula="of:=[.B21]*0.31578" office:value-type="float" office:value="59.9982" calcext:value-type="float">
            <text:p>59.9982</text:p>
          </table:table-cell>
          <table:table-cell office:value-type="float" office:value="0.101695" calcext:value-type="float">
            <text:p>0.101695</text:p>
          </table:table-cell>
          <table:table-cell table:formula="of:=[.B21]*0.180703" office:value-type="float" office:value="34.33357" calcext:value-type="float">
            <text:p>34.33357</text:p>
          </table:table-cell>
          <table:table-cell office:value-type="float" office:value="0.105747" calcext:value-type="float">
            <text:p>0.105747</text:p>
          </table:table-cell>
          <table:table-cell table:formula="of:=[.B21]*0.181255" office:value-type="float" office:value="34.43845" calcext:value-type="float">
            <text:p>34.43845</text:p>
          </table:table-cell>
          <table:table-cell office:value-type="float" office:value="0.103779" calcext:value-type="float">
            <text:p>0.103779</text:p>
          </table:table-cell>
          <table:table-cell table:formula="of:=[.B21]*0.186516" office:value-type="float" office:value="35.43804" calcext:value-type="float">
            <text:p>35.43804</text:p>
          </table:table-cell>
          <table:table-cell office:value-type="float" office:value="0.102041" calcext:value-type="float">
            <text:p>0.1020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22]*0.31578" office:value-type="float" office:value="63.156" calcext:value-type="float">
            <text:p>63.156</text:p>
          </table:table-cell>
          <table:table-cell office:value-type="float" office:value="0.101544" calcext:value-type="float">
            <text:p>0.101544</text:p>
          </table:table-cell>
          <table:table-cell table:formula="of:=[.B22]*0.180703" office:value-type="float" office:value="36.1406" calcext:value-type="float">
            <text:p>36.1406</text:p>
          </table:table-cell>
          <table:table-cell office:value-type="float" office:value="0.10575" calcext:value-type="float">
            <text:p>0.10575</text:p>
          </table:table-cell>
          <table:table-cell table:formula="of:=[.B22]*0.181255" office:value-type="float" office:value="36.251" calcext:value-type="float">
            <text:p>36.251</text:p>
          </table:table-cell>
          <table:table-cell office:value-type="float" office:value="0.1038" calcext:value-type="float">
            <text:p>0.1038</text:p>
          </table:table-cell>
          <table:table-cell table:formula="of:=[.B22]*0.186516" office:value-type="float" office:value="37.3032" calcext:value-type="float">
            <text:p>37.3032</text:p>
          </table:table-cell>
          <table:table-cell office:value-type="float" office:value="0.10191" calcext:value-type="float">
            <text:p>0.10191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5"/>
          <table:table-cell table:formula="of:=100*([.F22]-[.D22])/[.D22]" office:value-type="float" office:value="4.14204679744743" calcext:value-type="float">
            <text:p>4.1420467974</text:p>
          </table:table-cell>
          <table:table-cell/>
          <table:table-cell table:formula="of:=100*([.H22]-[.D22])/[.D22]" office:value-type="float" office:value="2.22169699834555" calcext:value-type="float">
            <text:p>2.2216969983</text:p>
          </table:table-cell>
          <table:table-cell/>
          <table:table-cell table:formula="of:=100*([.J22]-[.D22])/[.D22]" office:value-type="float" office:value="0.360434885369908" calcext:value-type="float">
            <text:p>0.3604348854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Test Accuracy</text:p>
          </table:table-cell>
          <table:table-cell table:style-name="ce1" table:number-columns-repeated="2"/>
          <table:table-cell table:style-name="ce1" office:value-type="float" office:value="0.961689" calcext:value-type="float">
            <text:p>0.961689</text:p>
          </table:table-cell>
          <table:table-cell table:style-name="ce1"/>
          <table:table-cell table:style-name="ce1" office:value-type="float" office:value="0.960712" calcext:value-type="float">
            <text:p>0.960712</text:p>
          </table:table-cell>
          <table:table-cell table:style-name="ce1"/>
          <table:table-cell table:style-name="ce1" office:value-type="float" office:value="0.961088" calcext:value-type="float">
            <text:p>0.961088</text:p>
          </table:table-cell>
          <table:table-cell table:style-name="ce1"/>
          <table:table-cell table:style-name="ce1" office:value-type="float" office:value="0.961959" calcext:value-type="float">
            <text:p>0.961959</text:p>
          </table:table-cell>
          <table:table-cell table:number-columns-repeated="8"/>
        </table:table-row>
        <table:table-row table:style-name="ro2">
          <table:table-cell table:style-name="ce1" table:number-columns-repeated="5"/>
          <table:table-cell table:style-name="ce1" table:formula="of:=100*([.F25]-[.D25])/[.D25]" office:value-type="float" office:value="-0.101592094741636" calcext:value-type="float">
            <text:p>-0.1015920947</text:p>
          </table:table-cell>
          <table:table-cell table:style-name="ce1"/>
          <table:table-cell table:style-name="ce1" table:formula="of:=100*([.H25]-[.D25])/[.D25]" office:value-type="float" office:value="-0.062494215905554" calcext:value-type="float">
            <text:p>-0.0624942159</text:p>
          </table:table-cell>
          <table:table-cell table:style-name="ce1"/>
          <table:table-cell table:style-name="ce1" table:formula="of:=100*([.J25]-[.D25])/[.D25]" office:value-type="float" office:value="0.0280756044833728" calcext:value-type="float">
            <text:p>0.0280756045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3">
          <table:table-cell office:value-type="string" calcext:value-type="string">
            <text:p>Dataset: IM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</text:p>
            <text:p>Time, AVX-14</text:p>
          </table:table-cell>
          <table:table-cell office:value-type="string" calcext:value-type="string">
            <text:p>SCD </text:p>
            <text:p>Log Loss</text:p>
          </table:table-cell>
          <table:table-cell office:value-type="string" calcext:value-type="string">
            <text:p>pSCD</text:p>
            <text:p>P = inf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 = inf</text:span></text:p>
            <text:p>Log Loss</text:p>
          </table:table-cell>
          <table:table-cell office:value-type="string" calcext:value-type="string">
            <text:p>pSCD</text:p>
            <text:p>P=100</text:p>
            <text:p>Time, AVX-14</text:p>
          </table:table-cell>
          <table:table-cell office:value-type="string" calcext:value-type="string">
            <text:p><text:span text:style-name="T1">pSCD</text:span></text:p>
            <text:p><text:span text:style-name="T1">P=100</text:span></text:p>
            <text:p>Log Loss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Time, AVX-14</text:span></text:p>
          </table:table-cell>
          <table:table-cell office:value-type="string" calcext:value-type="string">
            <text:p><text:span text:style-name="T1">pSCD</text:span></text:p>
            <text:p><text:span text:style-name="T1">P=10</text:span></text:p>
            <text:p><text:span text:style-name="T1">Log Loss</text:span>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formula="of:=[.B29]*0.259579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9]*0.135365" office:value-type="float" office:value="0" calcext:value-type="float">
            <text:p>0</text:p>
          </table:table-cell>
          <table:table-cell table:style-name="ce2" office:value-type="float" office:value="0.691996" calcext:value-type="float">
            <text:p>6.92E-01</text:p>
          </table:table-cell>
          <table:table-cell table:formula="of:=[.B29]*0.136001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formula="of:=[.B29]*0.140047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mbda=0.00001</text:p>
          </table:table-cell>
          <table:table-cell office:value-type="float" office:value="10" calcext:value-type="float">
            <text:p>10</text:p>
          </table:table-cell>
          <table:table-cell table:formula="of:=[.B30]*0.259579" office:value-type="float" office:value="2.59579" calcext:value-type="float">
            <text:p>2.59579</text:p>
          </table:table-cell>
          <table:table-cell office:value-type="float" office:value="0.162914" calcext:value-type="float">
            <text:p>0.162914</text:p>
          </table:table-cell>
          <table:table-cell table:formula="of:=[.B30]*0.135365" office:value-type="float" office:value="1.35365" calcext:value-type="float">
            <text:p>1.35365</text:p>
          </table:table-cell>
          <table:table-cell office:value-type="float" office:value="0.163147" calcext:value-type="float">
            <text:p>0.163147</text:p>
          </table:table-cell>
          <table:table-cell table:formula="of:=[.B30]*0.136001" office:value-type="float" office:value="1.36001" calcext:value-type="float">
            <text:p>1.36001</text:p>
          </table:table-cell>
          <table:table-cell office:value-type="float" office:value="0.163147" calcext:value-type="float">
            <text:p>0.163147</text:p>
          </table:table-cell>
          <table:table-cell table:formula="of:=[.B30]*0.140047" office:value-type="float" office:value="1.40047" calcext:value-type="float">
            <text:p>1.40047</text:p>
          </table:table-cell>
          <table:table-cell office:value-type="float" office:value="0.163147" calcext:value-type="float">
            <text:p>0.16314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ibatchSize=8192</text:p>
          </table:table-cell>
          <table:table-cell office:value-type="float" office:value="20" calcext:value-type="float">
            <text:p>20</text:p>
          </table:table-cell>
          <table:table-cell table:formula="of:=[.B31]*0.259579" office:value-type="float" office:value="5.19158" calcext:value-type="float">
            <text:p>5.19158</text:p>
          </table:table-cell>
          <table:table-cell office:value-type="float" office:value="0.120734" calcext:value-type="float">
            <text:p>0.120734</text:p>
          </table:table-cell>
          <table:table-cell table:formula="of:=[.B31]*0.135365" office:value-type="float" office:value="2.7073" calcext:value-type="float">
            <text:p>2.7073</text:p>
          </table:table-cell>
          <table:table-cell office:value-type="float" office:value="0.122342" calcext:value-type="float">
            <text:p>0.122342</text:p>
          </table:table-cell>
          <table:table-cell table:formula="of:=[.B31]*0.136001" office:value-type="float" office:value="2.72002" calcext:value-type="float">
            <text:p>2.72002</text:p>
          </table:table-cell>
          <table:table-cell office:value-type="float" office:value="0.122342" calcext:value-type="float">
            <text:p>0.122342</text:p>
          </table:table-cell>
          <table:table-cell table:formula="of:=[.B31]*0.140047" office:value-type="float" office:value="2.80094" calcext:value-type="float">
            <text:p>2.80094</text:p>
          </table:table-cell>
          <table:table-cell office:value-type="float" office:value="0.121962" calcext:value-type="float">
            <text:p>0.12196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raining Size=266240</text:p>
          </table:table-cell>
          <table:table-cell office:value-type="float" office:value="30" calcext:value-type="float">
            <text:p>30</text:p>
          </table:table-cell>
          <table:table-cell table:formula="of:=[.B32]*0.259579" office:value-type="float" office:value="7.78737" calcext:value-type="float">
            <text:p>7.78737</text:p>
          </table:table-cell>
          <table:table-cell office:value-type="float" office:value="0.11435" calcext:value-type="float">
            <text:p>0.11435</text:p>
          </table:table-cell>
          <table:table-cell table:formula="of:=[.B32]*0.135365" office:value-type="float" office:value="4.06095" calcext:value-type="float">
            <text:p>4.06095</text:p>
          </table:table-cell>
          <table:table-cell office:value-type="float" office:value="0.116859" calcext:value-type="float">
            <text:p>0.116859</text:p>
          </table:table-cell>
          <table:table-cell table:formula="of:=[.B32]*0.136001" office:value-type="float" office:value="4.08003" calcext:value-type="float">
            <text:p>4.08003</text:p>
          </table:table-cell>
          <table:table-cell office:value-type="float" office:value="0.116859" calcext:value-type="float">
            <text:p>0.116859</text:p>
          </table:table-cell>
          <table:table-cell table:formula="of:=[.B32]*0.140047" office:value-type="float" office:value="4.20141" calcext:value-type="float">
            <text:p>4.20141</text:p>
          </table:table-cell>
          <table:table-cell office:value-type="float" office:value="0.115429" calcext:value-type="float">
            <text:p>0.1154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 Size=66560</text:p>
          </table:table-cell>
          <table:table-cell office:value-type="float" office:value="40" calcext:value-type="float">
            <text:p>40</text:p>
          </table:table-cell>
          <table:table-cell table:formula="of:=[.B33]*0.259579" office:value-type="float" office:value="10.38316" calcext:value-type="float">
            <text:p>10.38316</text:p>
          </table:table-cell>
          <table:table-cell office:value-type="float" office:value="0.111092" calcext:value-type="float">
            <text:p>0.111092</text:p>
          </table:table-cell>
          <table:table-cell table:formula="of:=[.B33]*0.135365" office:value-type="float" office:value="5.4146" calcext:value-type="float">
            <text:p>5.4146</text:p>
          </table:table-cell>
          <table:table-cell office:value-type="float" office:value="0.114497" calcext:value-type="float">
            <text:p>0.114497</text:p>
          </table:table-cell>
          <table:table-cell table:formula="of:=[.B33]*0.136001" office:value-type="float" office:value="5.44004" calcext:value-type="float">
            <text:p>5.44004</text:p>
          </table:table-cell>
          <table:table-cell office:value-type="float" office:value="0.114497" calcext:value-type="float">
            <text:p>0.114497</text:p>
          </table:table-cell>
          <table:table-cell table:formula="of:=[.B33]*0.140047" office:value-type="float" office:value="5.60188" calcext:value-type="float">
            <text:p>5.60188</text:p>
          </table:table-cell>
          <table:table-cell office:value-type="float" office:value="0.11211" calcext:value-type="float">
            <text:p>0.11211</text:p>
          </table:table-cell>
          <table:table-cell table:number-columns-repeated="8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34]*0.259579" office:value-type="float" office:value="12.97895" calcext:value-type="float">
            <text:p>12.97895</text:p>
          </table:table-cell>
          <table:table-cell office:value-type="float" office:value="0.109009" calcext:value-type="float">
            <text:p>0.109009</text:p>
          </table:table-cell>
          <table:table-cell table:formula="of:=[.B34]*0.135365" office:value-type="float" office:value="6.76825" calcext:value-type="float">
            <text:p>6.76825</text:p>
          </table:table-cell>
          <table:table-cell office:value-type="float" office:value="0.113249" calcext:value-type="float">
            <text:p>0.113249</text:p>
          </table:table-cell>
          <table:table-cell table:formula="of:=[.B34]*0.136001" office:value-type="float" office:value="6.80005" calcext:value-type="float">
            <text:p>6.80005</text:p>
          </table:table-cell>
          <table:table-cell office:value-type="float" office:value="0.113249" calcext:value-type="float">
            <text:p>0.113249</text:p>
          </table:table-cell>
          <table:table-cell table:formula="of:=[.B34]*0.140047" office:value-type="float" office:value="7.00235" calcext:value-type="float">
            <text:p>7.00235</text:p>
          </table:table-cell>
          <table:table-cell office:value-type="float" office:value="0.10997" calcext:value-type="float">
            <text:p>0.10997</text:p>
          </table:table-cell>
          <table:table-cell table:number-columns-repeated="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[.B35]*0.259579" office:value-type="float" office:value="15.57474" calcext:value-type="float">
            <text:p>15.57474</text:p>
          </table:table-cell>
          <table:table-cell office:value-type="float" office:value="0.10753" calcext:value-type="float">
            <text:p>0.10753</text:p>
          </table:table-cell>
          <table:table-cell table:formula="of:=[.B35]*0.135365" office:value-type="float" office:value="8.1219" calcext:value-type="float">
            <text:p>8.1219</text:p>
          </table:table-cell>
          <table:table-cell office:value-type="float" office:value="0.112555" calcext:value-type="float">
            <text:p>0.112555</text:p>
          </table:table-cell>
          <table:table-cell table:formula="of:=[.B35]*0.136001" office:value-type="float" office:value="8.16006" calcext:value-type="float">
            <text:p>8.16006</text:p>
          </table:table-cell>
          <table:table-cell office:value-type="float" office:value="0.112555" calcext:value-type="float">
            <text:p>0.112555</text:p>
          </table:table-cell>
          <table:table-cell table:formula="of:=[.B35]*0.140047" office:value-type="float" office:value="8.40282" calcext:value-type="float">
            <text:p>8.40282</text:p>
          </table:table-cell>
          <table:table-cell office:value-type="float" office:value="0.108441" calcext:value-type="float">
            <text:p>0.108441</text:p>
          </table:table-cell>
          <table:table-cell table:number-columns-repeated="8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[.B36]*0.259579" office:value-type="float" office:value="18.17053" calcext:value-type="float">
            <text:p>18.17053</text:p>
          </table:table-cell>
          <table:table-cell office:value-type="float" office:value="0.10642" calcext:value-type="float">
            <text:p>0.10642</text:p>
          </table:table-cell>
          <table:table-cell table:formula="of:=[.B36]*0.135365" office:value-type="float" office:value="9.47555" calcext:value-type="float">
            <text:p>9.47555</text:p>
          </table:table-cell>
          <table:table-cell office:value-type="float" office:value="0.112185" calcext:value-type="float">
            <text:p>0.112185</text:p>
          </table:table-cell>
          <table:table-cell table:formula="of:=[.B36]*0.136001" office:value-type="float" office:value="9.52007" calcext:value-type="float">
            <text:p>9.52007</text:p>
          </table:table-cell>
          <table:table-cell office:value-type="float" office:value="0.112185" calcext:value-type="float">
            <text:p>0.112185</text:p>
          </table:table-cell>
          <table:table-cell table:formula="of:=[.B36]*0.140047" office:value-type="float" office:value="9.80329" calcext:value-type="float">
            <text:p>9.80329</text:p>
          </table:table-cell>
          <table:table-cell office:value-type="float" office:value="0.107283" calcext:value-type="float">
            <text:p>0.107283</text:p>
          </table:table-cell>
          <table:table-cell table:number-columns-repeated="8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[.B37]*0.259579" office:value-type="float" office:value="20.76632" calcext:value-type="float">
            <text:p>20.76632</text:p>
          </table:table-cell>
          <table:table-cell office:value-type="float" office:value="0.105551" calcext:value-type="float">
            <text:p>0.105551</text:p>
          </table:table-cell>
          <table:table-cell table:formula="of:=[.B37]*0.135365" office:value-type="float" office:value="10.8292" calcext:value-type="float">
            <text:p>10.8292</text:p>
          </table:table-cell>
          <table:table-cell office:value-type="float" office:value="0.112023" calcext:value-type="float">
            <text:p>0.112023</text:p>
          </table:table-cell>
          <table:table-cell table:formula="of:=[.B37]*0.136001" office:value-type="float" office:value="10.88008" calcext:value-type="float">
            <text:p>10.88008</text:p>
          </table:table-cell>
          <table:table-cell office:value-type="float" office:value="0.112023" calcext:value-type="float">
            <text:p>0.112023</text:p>
          </table:table-cell>
          <table:table-cell table:formula="of:=[.B37]*0.140047" office:value-type="float" office:value="11.20376" calcext:value-type="float">
            <text:p>11.20376</text:p>
          </table:table-cell>
          <table:table-cell office:value-type="float" office:value="0.106377" calcext:value-type="float">
            <text:p>0.106377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[.B38]*0.259579" office:value-type="float" office:value="23.36211" calcext:value-type="float">
            <text:p>23.36211</text:p>
          </table:table-cell>
          <table:table-cell office:value-type="float" office:value="0.104852" calcext:value-type="float">
            <text:p>0.104852</text:p>
          </table:table-cell>
          <table:table-cell table:formula="of:=[.B38]*0.135365" office:value-type="float" office:value="12.18285" calcext:value-type="float">
            <text:p>12.18285</text:p>
          </table:table-cell>
          <table:table-cell office:value-type="float" office:value="0.112002" calcext:value-type="float">
            <text:p>0.112002</text:p>
          </table:table-cell>
          <table:table-cell table:formula="of:=[.B38]*0.136001" office:value-type="float" office:value="12.24009" calcext:value-type="float">
            <text:p>12.24009</text:p>
          </table:table-cell>
          <table:table-cell office:value-type="float" office:value="0.112002" calcext:value-type="float">
            <text:p>0.112002</text:p>
          </table:table-cell>
          <table:table-cell table:formula="of:=[.B38]*0.140047" office:value-type="float" office:value="12.60423" calcext:value-type="float">
            <text:p>12.60423</text:p>
          </table:table-cell>
          <table:table-cell office:value-type="float" office:value="0.105647" calcext:value-type="float">
            <text:p>0.1056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39]*0.259579" office:value-type="float" office:value="25.9579" calcext:value-type="float">
            <text:p>25.9579</text:p>
          </table:table-cell>
          <table:table-cell office:value-type="float" office:value="0.104279" calcext:value-type="float">
            <text:p>0.104279</text:p>
          </table:table-cell>
          <table:table-cell table:formula="of:=[.B39]*0.135365" office:value-type="float" office:value="13.5365" calcext:value-type="float">
            <text:p>13.5365</text:p>
          </table:table-cell>
          <table:table-cell office:value-type="float" office:value="0.112078" calcext:value-type="float">
            <text:p>0.112078</text:p>
          </table:table-cell>
          <table:table-cell table:formula="of:=[.B39]*0.136001" office:value-type="float" office:value="13.6001" calcext:value-type="float">
            <text:p>13.6001</text:p>
          </table:table-cell>
          <table:table-cell office:value-type="float" office:value="0.112078" calcext:value-type="float">
            <text:p>0.112078</text:p>
          </table:table-cell>
          <table:table-cell table:formula="of:=[.B39]*0.140047" office:value-type="float" office:value="14.0047" calcext:value-type="float">
            <text:p>14.0047</text:p>
          </table:table-cell>
          <table:table-cell office:value-type="float" office:value="0.105047" calcext:value-type="float">
            <text:p>0.105047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formula="of:=[.B40]*0.259579" office:value-type="float" office:value="28.55369" calcext:value-type="float">
            <text:p>28.55369</text:p>
          </table:table-cell>
          <table:table-cell office:value-type="float" office:value="0.103801" calcext:value-type="float">
            <text:p>0.103801</text:p>
          </table:table-cell>
          <table:table-cell table:formula="of:=[.B40]*0.135365" office:value-type="float" office:value="14.89015" calcext:value-type="float">
            <text:p>14.89015</text:p>
          </table:table-cell>
          <table:table-cell office:value-type="float" office:value="0.112225" calcext:value-type="float">
            <text:p>0.112225</text:p>
          </table:table-cell>
          <table:table-cell table:formula="of:=[.B40]*0.136001" office:value-type="float" office:value="14.96011" calcext:value-type="float">
            <text:p>14.96011</text:p>
          </table:table-cell>
          <table:table-cell office:value-type="float" office:value="0.110135" calcext:value-type="float">
            <text:p>0.110135</text:p>
          </table:table-cell>
          <table:table-cell table:formula="of:=[.B40]*0.140047" office:value-type="float" office:value="15.40517" calcext:value-type="float">
            <text:p>15.40517</text:p>
          </table:table-cell>
          <table:table-cell office:value-type="float" office:value="0.104549" calcext:value-type="float">
            <text:p>0.10454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formula="of:=[.B41]*0.259579" office:value-type="float" office:value="31.14948" calcext:value-type="float">
            <text:p>31.14948</text:p>
          </table:table-cell>
          <table:table-cell office:value-type="float" office:value="0.103397" calcext:value-type="float">
            <text:p>0.103397</text:p>
          </table:table-cell>
          <table:table-cell table:formula="of:=[.B41]*0.135365" office:value-type="float" office:value="16.2438" calcext:value-type="float">
            <text:p>16.2438</text:p>
          </table:table-cell>
          <table:table-cell office:value-type="float" office:value="0.112422" calcext:value-type="float">
            <text:p>0.112422</text:p>
          </table:table-cell>
          <table:table-cell table:formula="of:=[.B41]*0.136001" office:value-type="float" office:value="16.32012" calcext:value-type="float">
            <text:p>16.32012</text:p>
          </table:table-cell>
          <table:table-cell office:value-type="float" office:value="0.106737" calcext:value-type="float">
            <text:p>0.106737</text:p>
          </table:table-cell>
          <table:table-cell table:formula="of:=[.B41]*0.140047" office:value-type="float" office:value="16.80564" calcext:value-type="float">
            <text:p>16.80564</text:p>
          </table:table-cell>
          <table:table-cell office:value-type="float" office:value="0.104128" calcext:value-type="float">
            <text:p>0.104128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table:formula="of:=[.B42]*0.259579" office:value-type="float" office:value="33.74527" calcext:value-type="float">
            <text:p>33.74527</text:p>
          </table:table-cell>
          <table:table-cell office:value-type="float" office:value="0.103052" calcext:value-type="float">
            <text:p>0.103052</text:p>
          </table:table-cell>
          <table:table-cell table:formula="of:=[.B42]*0.135365" office:value-type="float" office:value="17.59745" calcext:value-type="float">
            <text:p>17.59745</text:p>
          </table:table-cell>
          <table:table-cell office:value-type="float" office:value="0.112657" calcext:value-type="float">
            <text:p>0.112657</text:p>
          </table:table-cell>
          <table:table-cell table:formula="of:=[.B42]*0.136001" office:value-type="float" office:value="17.68013" calcext:value-type="float">
            <text:p>17.68013</text:p>
          </table:table-cell>
          <table:table-cell office:value-type="float" office:value="0.106348" calcext:value-type="float">
            <text:p>0.106348</text:p>
          </table:table-cell>
          <table:table-cell table:formula="of:=[.B42]*0.140047" office:value-type="float" office:value="18.20611" calcext:value-type="float">
            <text:p>18.20611</text:p>
          </table:table-cell>
          <table:table-cell office:value-type="float" office:value="0.103771" calcext:value-type="float">
            <text:p>0.10377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[.B43]*0.259579" office:value-type="float" office:value="36.34106" calcext:value-type="float">
            <text:p>36.34106</text:p>
          </table:table-cell>
          <table:table-cell office:value-type="float" office:value="0.102751" calcext:value-type="float">
            <text:p>0.102751</text:p>
          </table:table-cell>
          <table:table-cell table:formula="of:=[.B43]*0.135365" office:value-type="float" office:value="18.9511" calcext:value-type="float">
            <text:p>18.9511</text:p>
          </table:table-cell>
          <table:table-cell office:value-type="float" office:value="0.112917" calcext:value-type="float">
            <text:p>0.112917</text:p>
          </table:table-cell>
          <table:table-cell table:formula="of:=[.B43]*0.136001" office:value-type="float" office:value="19.04014" calcext:value-type="float">
            <text:p>19.04014</text:p>
          </table:table-cell>
          <table:table-cell office:value-type="float" office:value="0.106392" calcext:value-type="float">
            <text:p>0.106392</text:p>
          </table:table-cell>
          <table:table-cell table:formula="of:=[.B43]*0.140047" office:value-type="float" office:value="19.60658" calcext:value-type="float">
            <text:p>19.60658</text:p>
          </table:table-cell>
          <table:table-cell office:value-type="float" office:value="0.103466" calcext:value-type="float">
            <text:p>0.10346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[.B44]*0.259579" office:value-type="float" office:value="38.93685" calcext:value-type="float">
            <text:p>38.93685</text:p>
          </table:table-cell>
          <table:table-cell office:value-type="float" office:value="0.102487" calcext:value-type="float">
            <text:p>0.102487</text:p>
          </table:table-cell>
          <table:table-cell table:formula="of:=[.B44]*0.135365" office:value-type="float" office:value="20.30475" calcext:value-type="float">
            <text:p>20.30475</text:p>
          </table:table-cell>
          <table:table-cell office:value-type="float" office:value="0.1132" calcext:value-type="float">
            <text:p>0.1132</text:p>
          </table:table-cell>
          <table:table-cell table:formula="of:=[.B44]*0.136001" office:value-type="float" office:value="20.40015" calcext:value-type="float">
            <text:p>20.40015</text:p>
          </table:table-cell>
          <table:table-cell office:value-type="float" office:value="0.106604" calcext:value-type="float">
            <text:p>0.106604</text:p>
          </table:table-cell>
          <table:table-cell table:formula="of:=[.B44]*0.140047" office:value-type="float" office:value="21.00705" calcext:value-type="float">
            <text:p>21.00705</text:p>
          </table:table-cell>
          <table:table-cell office:value-type="float" office:value="0.103201" calcext:value-type="float">
            <text:p>0.10320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formula="of:=[.B45]*0.259579" office:value-type="float" office:value="41.53264" calcext:value-type="float">
            <text:p>41.53264</text:p>
          </table:table-cell>
          <table:table-cell office:value-type="float" office:value="0.102255" calcext:value-type="float">
            <text:p>0.102255</text:p>
          </table:table-cell>
          <table:table-cell table:formula="of:=[.B45]*0.135365" office:value-type="float" office:value="21.6584" calcext:value-type="float">
            <text:p>21.6584</text:p>
          </table:table-cell>
          <table:table-cell office:value-type="float" office:value="0.113497" calcext:value-type="float">
            <text:p>0.113497</text:p>
          </table:table-cell>
          <table:table-cell table:formula="of:=[.B45]*0.136001" office:value-type="float" office:value="21.76016" calcext:value-type="float">
            <text:p>21.76016</text:p>
          </table:table-cell>
          <table:table-cell office:value-type="float" office:value="0.106905" calcext:value-type="float">
            <text:p>0.106905</text:p>
          </table:table-cell>
          <table:table-cell table:formula="of:=[.B45]*0.140047" office:value-type="float" office:value="22.40752" calcext:value-type="float">
            <text:p>22.40752</text:p>
          </table:table-cell>
          <table:table-cell office:value-type="float" office:value="0.102972" calcext:value-type="float">
            <text:p>0.10297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table:formula="of:=[.B46]*0.259579" office:value-type="float" office:value="44.12843" calcext:value-type="float">
            <text:p>44.12843</text:p>
          </table:table-cell>
          <table:table-cell office:value-type="float" office:value="0.102047" calcext:value-type="float">
            <text:p>0.102047</text:p>
          </table:table-cell>
          <table:table-cell table:formula="of:=[.B46]*0.135365" office:value-type="float" office:value="23.01205" calcext:value-type="float">
            <text:p>23.01205</text:p>
          </table:table-cell>
          <table:table-cell office:value-type="float" office:value="0.113807" calcext:value-type="float">
            <text:p>0.113807</text:p>
          </table:table-cell>
          <table:table-cell table:formula="of:=[.B46]*0.136001" office:value-type="float" office:value="23.12017" calcext:value-type="float">
            <text:p>23.12017</text:p>
          </table:table-cell>
          <table:table-cell office:value-type="float" office:value="0.107257" calcext:value-type="float">
            <text:p>0.107257</text:p>
          </table:table-cell>
          <table:table-cell table:formula="of:=[.B46]*0.140047" office:value-type="float" office:value="23.80799" calcext:value-type="float">
            <text:p>23.80799</text:p>
          </table:table-cell>
          <table:table-cell office:value-type="float" office:value="0.102772" calcext:value-type="float">
            <text:p>0.10277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formula="of:=[.B47]*0.259579" office:value-type="float" office:value="46.72422" calcext:value-type="float">
            <text:p>46.72422</text:p>
          </table:table-cell>
          <table:table-cell office:value-type="float" office:value="0.101861" calcext:value-type="float">
            <text:p>0.101861</text:p>
          </table:table-cell>
          <table:table-cell table:formula="of:=[.B47]*0.135365" office:value-type="float" office:value="24.3657" calcext:value-type="float">
            <text:p>24.3657</text:p>
          </table:table-cell>
          <table:table-cell office:value-type="float" office:value="0.114125" calcext:value-type="float">
            <text:p>0.114125</text:p>
          </table:table-cell>
          <table:table-cell table:formula="of:=[.B47]*0.136001" office:value-type="float" office:value="24.48018" calcext:value-type="float">
            <text:p>24.48018</text:p>
          </table:table-cell>
          <table:table-cell office:value-type="float" office:value="0.10764" calcext:value-type="float">
            <text:p>0.10764</text:p>
          </table:table-cell>
          <table:table-cell table:formula="of:=[.B47]*0.140047" office:value-type="float" office:value="25.20846" calcext:value-type="float">
            <text:p>25.20846</text:p>
          </table:table-cell>
          <table:table-cell office:value-type="float" office:value="0.102596" calcext:value-type="float">
            <text:p>0.10259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formula="of:=[.B48]*0.259579" office:value-type="float" office:value="49.32001" calcext:value-type="float">
            <text:p>49.32001</text:p>
          </table:table-cell>
          <table:table-cell office:value-type="float" office:value="0.101695" calcext:value-type="float">
            <text:p>0.101695</text:p>
          </table:table-cell>
          <table:table-cell table:formula="of:=[.B48]*0.135365" office:value-type="float" office:value="25.71935" calcext:value-type="float">
            <text:p>25.71935</text:p>
          </table:table-cell>
          <table:table-cell office:value-type="float" office:value="0.114449" calcext:value-type="float">
            <text:p>0.114449</text:p>
          </table:table-cell>
          <table:table-cell table:formula="of:=[.B48]*0.136001" office:value-type="float" office:value="25.84019" calcext:value-type="float">
            <text:p>25.84019</text:p>
          </table:table-cell>
          <table:table-cell office:value-type="float" office:value="0.108044" calcext:value-type="float">
            <text:p>0.108044</text:p>
          </table:table-cell>
          <table:table-cell table:formula="of:=[.B48]*0.140047" office:value-type="float" office:value="26.60893" calcext:value-type="float">
            <text:p>26.60893</text:p>
          </table:table-cell>
          <table:table-cell office:value-type="float" office:value="0.102442" calcext:value-type="float">
            <text:p>0.102442</text:p>
          </table:table-cell>
          <table:table-cell table:number-columns-repeated="8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[.B49]*0.259579" office:value-type="float" office:value="51.9158" calcext:value-type="float">
            <text:p>51.9158</text:p>
          </table:table-cell>
          <table:table-cell office:value-type="float" office:value="0.101544" calcext:value-type="float">
            <text:p>0.101544</text:p>
          </table:table-cell>
          <table:table-cell table:formula="of:=[.B49]*0.135365" office:value-type="float" office:value="27.073" calcext:value-type="float">
            <text:p>27.073</text:p>
          </table:table-cell>
          <table:table-cell office:value-type="float" office:value="0.114776" calcext:value-type="float">
            <text:p>0.114776</text:p>
          </table:table-cell>
          <table:table-cell table:formula="of:=[.B49]*0.136001" office:value-type="float" office:value="27.2002" calcext:value-type="float">
            <text:p>27.2002</text:p>
          </table:table-cell>
          <table:table-cell office:value-type="float" office:value="0.108461" calcext:value-type="float">
            <text:p>0.108461</text:p>
          </table:table-cell>
          <table:table-cell table:formula="of:=[.B49]*0.140047" office:value-type="float" office:value="28.0094" calcext:value-type="float">
            <text:p>28.0094</text:p>
          </table:table-cell>
          <table:table-cell office:value-type="float" office:value="0.102306" calcext:value-type="float">
            <text:p>0.102306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5"/>
          <table:table-cell table:formula="of:=100*([.F49]-[.D49])/[.D49]" office:value-type="float" office:value="13.0308043803671" calcext:value-type="float">
            <text:p>13.0308043804</text:p>
          </table:table-cell>
          <table:table-cell/>
          <table:table-cell table:formula="of:=100*([.H49]-[.D49])/[.D49]" office:value-type="float" office:value="6.8118254155834" calcext:value-type="float">
            <text:p>6.8118254156</text:p>
          </table:table-cell>
          <table:table-cell/>
          <table:table-cell table:formula="of:=100*([.J49]-[.D49])/[.D49]" office:value-type="float" office:value="0.750413613802882" calcext:value-type="float">
            <text:p>0.7504136138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Test Accuracy</text:p>
          </table:table-cell>
          <table:table-cell table:style-name="ce1" table:number-columns-repeated="2"/>
          <table:table-cell table:style-name="ce1" office:value-type="float" office:value="0.961689" calcext:value-type="float">
            <text:p>0.961689</text:p>
          </table:table-cell>
          <table:table-cell table:style-name="ce1"/>
          <table:table-cell table:style-name="ce1" office:value-type="float" office:value="0.959495" calcext:value-type="float">
            <text:p>0.959495</text:p>
          </table:table-cell>
          <table:table-cell table:style-name="ce1"/>
          <table:table-cell table:style-name="ce1" office:value-type="float" office:value="0.960427" calcext:value-type="float">
            <text:p>0.960427</text:p>
          </table:table-cell>
          <table:table-cell table:style-name="ce1"/>
          <table:table-cell table:style-name="ce1" office:value-type="float" office:value="0.961974" calcext:value-type="float">
            <text:p>0.961974</text:p>
          </table:table-cell>
          <table:table-cell table:number-columns-repeated="8"/>
        </table:table-row>
        <table:table-row table:style-name="ro2">
          <table:table-cell table:style-name="ce1" table:number-columns-repeated="5"/>
          <table:table-cell table:style-name="ce1" table:formula="of:=100*([.F52]-[.D52])/[.D52]" office:value-type="float" office:value="-0.228140282357386" calcext:value-type="float">
            <text:p>-0.2281402824</text:p>
          </table:table-cell>
          <table:table-cell table:style-name="ce1"/>
          <table:table-cell table:style-name="ce1" table:formula="of:=100*([.H52]-[.D52])/[.D52]" office:value-type="float" office:value="-0.131227455029639" calcext:value-type="float">
            <text:p>-0.131227455</text:p>
          </table:table-cell>
          <table:table-cell table:style-name="ce1"/>
          <table:table-cell table:style-name="ce1" table:formula="of:=100*([.J52]-[.D52])/[.D52]" office:value-type="float" office:value="0.0296353602880027" calcext:value-type="float">
            <text:p>0.02963536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5:06:10.210056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48:59.128953367</meta:creation-date>
    <dc:date>2018-10-16T11:26:38.658800284</dc:date>
    <meta:editing-duration>P7DT23H6M15S</meta:editing-duration>
    <meta:editing-cycles>18</meta:editing-cycles>
    <meta:generator>LibreOffice/5.1.6.2$Linux_X86_64 LibreOffice_project/10m0$Build-2</meta:generator>
    <meta:document-statistic meta:table-count="1" meta:cell-count="430" meta:object-count="0"/>
  </office:meta>
</office:document-meta>
</file>